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970bb" officeooo:paragraph-rsid="001970b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1970bb" officeooo:paragraph-rsid="001970bb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970bb" officeooo:paragraph-rsid="001970b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9c200" officeooo:paragraph-rsid="0019c20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b6b27" officeooo:paragraph-rsid="001b6b2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b9af6" officeooo:paragraph-rsid="001b9af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bold" officeooo:rsid="001d74b6" officeooo:paragraph-rsid="001d74b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normal" officeooo:rsid="001970bb" officeooo:paragraph-rsid="001970b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Ubuntu" fo:font-size="12pt" fo:font-weight="normal" officeooo:rsid="001b6b27" officeooo:paragraph-rsid="001b6b2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970bb" officeooo:paragraph-rsid="001970b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970bb" officeooo:paragraph-rsid="0019c20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970bb" officeooo:paragraph-rsid="001b6b2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b9af6" officeooo:paragraph-rsid="001b9af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b9af6" officeooo:paragraph-rsid="001d74b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font-name="Ubuntu" fo:font-size="12pt" fo:font-weight="bold" officeooo:rsid="001b9af6" officeooo:paragraph-rsid="001d74b6" style:font-size-asian="10.5pt" style:font-weight-asian="bold" style:font-size-complex="12pt" style:font-weight-complex="bold"/>
    </style:style>
    <style:style style:name="T1" style:family="text">
      <style:text-properties fo:color="#c9211e" loext:opacity="100%" fo:font-weight="bold" style:font-weight-asian="bold" style:font-weight-complex="bold"/>
    </style:style>
    <style:style style:name="T2" style:family="text">
      <style:text-properties fo:color="#c9211e" loext:opacity="100%" fo:font-weight="bold" officeooo:rsid="0019c200" style:font-weight-asian="bold" style:font-weight-complex="bold"/>
    </style:style>
    <style:style style:name="T3" style:family="text">
      <style:text-properties fo:color="#c9211e" loext:opacity="100%" fo:font-weight="bold" officeooo:rsid="001b6b27" style:font-weight-asian="bold" style:font-weight-complex="bold"/>
    </style:style>
    <style:style style:name="T4" style:family="text">
      <style:text-properties fo:color="#c9211e" loext:opacity="100%" officeooo:rsid="001d74b6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font-weight="normal" officeooo:rsid="001d74b6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9c200" style:font-weight-asian="bold" style:font-weight-complex="bold"/>
    </style:style>
    <style:style style:name="T11" style:family="text">
      <style:text-properties fo:font-weight="bold" officeooo:rsid="001b6b27" style:font-weight-asian="bold" style:font-weight-complex="bold"/>
    </style:style>
    <style:style style:name="T12" style:family="text">
      <style:text-properties officeooo:rsid="0019c200"/>
    </style:style>
    <style:style style:name="T13" style:family="text">
      <style:text-properties officeooo:rsid="001b6b27"/>
    </style:style>
    <style:style style:name="T14" style:family="text">
      <style:text-properties officeooo:rsid="001d74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SICO DE UNIX E SUAS FERRAMENTAS</text:p>
      <text:p text:style-name="P1"/>
      <text:p text:style-name="P2"/>
      <text:p text:style-name="P3">UNIX:</text:p>
      <text:p text:style-name="P3"/>
      <text:p text:style-name="P3"><text:tab/><text:span text:style-name="T6">É/foi um:</text:span></text:p>
      <text:p text:style-name="P3"><text:span text:style-name="T6"><text:tab/><text:tab/>→ Sistema Operacional</text:span></text:p>
      <text:p text:style-name="P3"><text:span text:style-name="T6"><text:tab/><text:tab/>→ Conjunto de ferramentas</text:span></text:p>
      <text:p text:style-name="P3"><text:span text:style-name="T6"><text:tab/><text:tab/>→ Espirito da época</text:span></text:p>
      <text:p text:style-name="P3"><text:span text:style-name="T6"/></text:p>
      <text:p text:style-name="P3"><text:span text:style-name="T6"><text:tab/>Mesmo existindo a mais de 50 anos, ainda é um sistema/formato/ferramenta </text:span><text:span text:style-name="T5">extremamente</text:span><text:span text:style-name="T6"> útil. Hoje vem em forma de </text:span><text:span text:style-name="T5">LINUX</text:span><text:span text:style-name="T6">, </text:span><text:span text:style-name="T5">BSD</text:span><text:span text:style-name="T6">, </text:span><text:span text:style-name="T5">MacOS</text:span><text:span text:style-name="T6">, etc.</text:span></text:p>
      <text:p text:style-name="P3"><text:span text:style-name="T6"><text:tab/>O padrão UNIX foi feito em volta de criar várias ferramentas mínimas, com funções bem estabelecidas, que facilmente possam se comunicar. </text:span><text:span text:style-name="T5">O coração do sistema é o SHELL.</text:span></text:p>
      <text:p text:style-name="P3"><text:tab/><text:span text:style-name="T6">A interface padrão para o sistema é o </text:span><text:span text:style-name="T5">terminal.</text:span><text:span text:style-name="T6"> Ele é um conjunto de teclado-saída que pode enviar e receber texto.</text:span></text:p>
      <text:p text:style-name="P3"><text:span text:style-name="T6"/></text:p>
      <text:p text:style-name="P3"><text:span text:style-name="T6"><text:tab/></text:span><text:span text:style-name="T5">TTY → TELETYPES → </text:span><text:span text:style-name="T6">Terminais adaptados em máquinas de escrever</text:span></text:p>
      <text:p text:style-name="P3"><text:span text:style-name="T6"><text:tab/></text:span></text:p>
      <text:p text:style-name="P3"><text:span text:style-name="T6"><text:tab/></text:span><text:span text:style-name="T5">GLASS TTY →</text:span><text:span text:style-name="T6"> Dois monitores que recebiam texto e escreviam na tela.</text:span></text:p>
      <text:p text:style-name="P3"><text:span text:style-name="T6"/></text:p>
      <text:p text:style-name="P3"><text:span text:style-name="T6"><text:tab/>Hoje, terminais são </text:span><text:span text:style-name="T5">emuladores</text:span><text:span text:style-name="T6"> dentro dos SO para servidor X. Os mais comuns Gnome Terminal, Alacritty, Xtern, Terminator e ST.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SHELL:</text:p>
      <text:p text:style-name="P8"/>
      <text:p text:style-name="P8"><text:tab/><text:span text:style-name="T5">O SHELL é uma interface para facilitar a comunicação com um computador.</text:span></text:p>
      <text:p text:style-name="P8"><text:tab/></text:p>
      <text:p text:style-name="P8"><text:span text:style-name="T5"><text:tab/>Unix é dividido em</text:span><text:span text:style-name="T7"> três partes:</text:span></text:p>
      <text:p text:style-name="P8"><text:tab/><text:tab/><text:span text:style-name="T7">→ </text:span><text:span text:style-name="T5">Os programas</text:span></text:p>
      <text:p text:style-name="P8"><text:tab/><text:tab/><text:span text:style-name="T7">→ </text:span><text:span text:style-name="T5">O SHELL</text:span></text:p>
      <text:p text:style-name="P10"><text:tab/><text:tab/><text:span text:style-name="T9">→ </text:span>O Kernel</text:p>
      <text:p text:style-name="P11"/>
      <text:p text:style-name="P11"><text:tab/><text:span text:style-name="T1">KERNEL: </text:span></text:p>
      <text:p text:style-name="P11"><text:span text:style-name="T1"/></text:p>
      <text:p text:style-name="P11"><text:span text:style-name="T2"><text:tab/><text:tab/></text:span><text:span text:style-name="T12">Toma conta de fazer as funções básicas do sistema, como se comunicar com o sistema de arquivos, se comunicar com Hardware e Software, etc</text:span></text:p>
      <text:p text:style-name="P11"/>
      <text:p text:style-name="P11"><text:tab/><text:span text:style-name="T2">PROGRAMAS</text:span><text:span text:style-name="T1">: </text:span></text:p>
      <text:p text:style-name="P11"><text:span text:style-name="T1"><text:tab/></text:span></text:p>
      <text:p text:style-name="P11"><text:span text:style-name="T2"><text:tab/><text:tab/></text:span><text:span text:style-name="T12">São ferramentas mínimas que realizam funções desejadas pelo usuário.</text:span></text:p>
      <text:p text:style-name="P11"/>
      <text:p text:style-name="P11"><text:tab/><text:span text:style-name="T2">SHELL</text:span><text:span text:style-name="T1">: </text:span></text:p>
      <text:p text:style-name="P11"><text:span text:style-name="T1"><text:tab/></text:span></text:p>
      <text:p text:style-name="P11"><text:span text:style-name="T2"><text:tab/><text:tab/></text:span><text:span text:style-name="T12">Interliga todas as partes. Ele consegue comunicar o </text:span><text:span text:style-name="T10">Kernel</text:span><text:span text:style-name="T12">, assim como os programas, interligar os programas, controlar fluxo, etc.</text:span></text:p>
      <text:p text:style-name="P11"><text:tab/><text:tab/><text:span text:style-name="T12">O </text:span><text:span text:style-name="T10">SHELL</text:span><text:span text:style-name="T12"> roda em cima de um diretório, conhecido como </text:span><text:span text:style-name="T10">Working Directory. </text:span><text:span text:style-name="T12">Pode ser acessado por </text:span><text:span text:style-name="T10">$PWD</text:span><text:span text:style-name="T12"> ou </text:span><text:span text:style-name="T10">pwd</text:span><text:span text:style-name="T12">.</text:span></text:p>
      <text:p text:style-name="P4"><text:soft-page-break/>SISTEMA DE ARQUIVOS:</text:p>
      <text:p text:style-name="P4"/>
      <text:p text:style-name="P4"><text:tab/><text:span text:style-name="T6">O </text:span><text:span text:style-name="T5">Sistema de arquivos </text:span><text:span text:style-name="T6">UNIX é extremamente simples: Não existe flags para indicar se uma seção de disco é reservada para programas, ou se é para arquivos, ou código externos, etc.</text:span></text:p>
      <text:p text:style-name="P4"><text:span text:style-name="T6"><text:tab/>No sistema de arquivos, </text:span><text:span text:style-name="T5">todos os arquivos são tratados igualmente, </text:span><text:span text:style-name="T6">seja um arquivo de texto, binário, etc.</text:span></text:p>
      <text:p text:style-name="P4"><text:span text:style-name="T6"><text:tab/>O </text:span><text:span text:style-name="T5">Sistema de arquivos</text:span><text:span text:style-name="T6"> inclui entrada para Hardware, processos, arquivos de sistema, memória, etc.</text:span></text:p>
      <text:p text:style-name="P4"><text:span text:style-name="T6"><text:tab/></text:span></text:p>
      <text:p text:style-name="P4"><text:span text:style-name="T6"/></text:p>
      <text:p text:style-name="P4"><text:span text:style-name="T6"/></text:p>
      <text:p text:style-name="P4">PROGRAMAS UNIX:</text:p>
      <text:p text:style-name="P10"/>
      <text:p text:style-name="P10"><text:tab/><text:span text:style-name="T13">São ferramentas que são feiras para executar uma ação ou um grupo de ações similares, de uma maneira eficiente, e de uma maneira legível por outros programas.</text:span></text:p>
      <text:p text:style-name="P10"><text:tab/><text:span text:style-name="T13">A comunicação dos programas tem em comum três arquivos: </text:span><text:span text:style-name="T11"><text:s/>0, 1 e 2,</text:span><text:span text:style-name="T13"> mais conhecido como </text:span><text:span text:style-name="T11">STDIN </text:span><text:span text:style-name="T13">(entrada padrão 0), </text:span><text:span text:style-name="T11">STOUT </text:span><text:span text:style-name="T13">(saída padrão 1) e </text:span><text:span text:style-name="T11">STDERR </text:span><text:span text:style-name="T13">(erro padrão 2).</text:span></text:p>
      <text:p text:style-name="P10"/>
      <text:p text:style-name="P10"><text:span text:style-name="T9"><text:tab/><text:tab/></text:span><text:span text:style-name="T11">Entrada do usuário <text:tab/></text:span><text:span text:style-name="T13">→ <text:tab/><text:tab/></text:span><text:span text:style-name="T11">STDIN</text:span></text:p>
      <text:p text:style-name="P10"><text:tab/><text:tab/><text:span text:style-name="T11">Saída do programa <text:tab/></text:span><text:span text:style-name="T13">→ <text:tab/></text:span><text:span text:style-name="T11"><text:tab/>STDOUT</text:span></text:p>
      <text:p text:style-name="P10"><text:tab/><text:tab/><text:tab/><text:span text:style-name="T11">Erro <text:tab/></text:span><text:span text:style-name="T13"><text:tab/><text:tab/>→<text:tab/></text:span><text:span text:style-name="T11"><text:tab/>STDERR</text:span></text:p>
      <text:p text:style-name="P10"><text:span text:style-name="T11"/></text:p>
      <text:p text:style-name="P10"><text:span text:style-name="T11"><text:tab/></text:span><text:span text:style-name="T13">Por padrão, o </text:span><text:span text:style-name="T11">SHELL</text:span><text:span text:style-name="T13"> tem algumas ferramentas para alterar o que os programas fazem, o fluxo dos programas, como se comunicam com o sistema.</text:span></text:p>
      <text:p text:style-name="P10"><text:tab/><text:span text:style-name="T13">São elas:</text:span></text:p>
      <text:p text:style-name="P12"><text:tab/><text:tab/></text:p>
      <text:p text:style-name="P12"><text:tab/><text:tab/><text:span text:style-name="T9">→ </text:span><text:span text:style-name="T13">Redireção</text:span></text:p>
      <text:p text:style-name="P12"><text:tab/><text:tab/><text:span text:style-name="T9">→</text:span> <text:span text:style-name="T13">Expansão de argumentos</text:span></text:p>
      <text:p text:style-name="P12"><text:tab/><text:tab/><text:span text:style-name="T9">→</text:span> <text:span text:style-name="T13">Regex</text:span></text:p>
      <text:p text:style-name="P12"><text:tab/><text:tab/><text:span text:style-name="T9">→ </text:span><text:span text:style-name="T13">Substituição de comandos</text:span></text:p>
      <text:p text:style-name="P12"><text:tab/><text:tab/><text:span text:style-name="T9">→</text:span> <text:span text:style-name="T13">Variáveis</text:span></text:p>
      <text:p text:style-name="P12"><text:tab/><text:tab/><text:span text:style-name="T9">→ </text:span><text:span text:style-name="T13">Controle de fluxo, etc</text:span></text:p>
      <text:p text:style-name="P10"/>
      <text:p text:style-name="P10"/>
      <text:p text:style-name="P10"/>
      <text:p text:style-name="P10"><text:tab/><text:span text:style-name="T1">&gt;</text:span></text:p>
      <text:p text:style-name="P12"><text:span text:style-name="T1"><text:tab/><text:tab/></text:span><text:span text:style-name="T13">Escreve a saída do programa para dentro do arquivo</text:span></text:p>
      <text:p text:style-name="P12"><text:span text:style-name="T1"/></text:p>
      <text:p text:style-name="P12"><text:span text:style-name="T1"><text:tab/><text:tab/></text:span><text:span text:style-name="T9"><text:tab/></text:span><text:span text:style-name="T11">programa &gt; arquivo</text:span></text:p>
      <text:p text:style-name="P12"><text:span text:style-name="T11"/></text:p>
      <text:p text:style-name="P12"><text:span text:style-name="T11"/></text:p>
      <text:p text:style-name="P12"><text:span text:style-name="T11"><text:tab/></text:span><text:span text:style-name="T3">»</text:span></text:p>
      <text:p text:style-name="P12"><text:span text:style-name="T3"><text:tab/><text:tab/></text:span><text:span text:style-name="T13">Concatena a saída padrão do comando para dentro do arquivo. Não sobrescreve o arquivo, mas adiciona a saída do programa ao final dele.</text:span></text:p>
      <text:p text:style-name="P12"><text:span text:style-name="T3"/></text:p>
      <text:p text:style-name="P12"><text:span text:style-name="T3"><text:tab/><text:tab/><text:tab/></text:span><text:span text:style-name="T11">programa » arquivo</text:span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pan text:style-name="T3"/></text:p>
      <text:p text:style-name="P12"><text:soft-page-break/><text:span text:style-name="T3"><text:tab/>&lt;</text:span></text:p>
      <text:p text:style-name="P12"><text:span text:style-name="T3"><text:tab/><text:tab/></text:span><text:span text:style-name="T13">Executa o programa, mas ao invés de utilizar o teclado como entrada, usa o conteúdo do arquivo.</text:span></text:p>
      <text:p text:style-name="P12"><text:span text:style-name="T3"><text:tab/><text:tab/></text:span></text:p>
      <text:p text:style-name="P12"><text:span text:style-name="T3"><text:tab/><text:tab/><text:tab/></text:span><text:span text:style-name="T11">programa &lt; arquivo</text:span></text:p>
      <text:p text:style-name="P12"><text:span text:style-name="T3"/></text:p>
      <text:p text:style-name="P12"><text:span text:style-name="T3"/></text:p>
      <text:p text:style-name="P12"><text:span text:style-name="T3"><text:tab/>| (PIPE)</text:span></text:p>
      <text:p text:style-name="P12"><text:span text:style-name="T3"><text:tab/><text:tab/></text:span><text:span text:style-name="T13">Escreve a saída padrão do programa1 na entrada padrão do programa 2</text:span></text:p>
      <text:p text:style-name="P12"/>
      <text:p text:style-name="P12"><text:tab/><text:tab/><text:tab/><text:span text:style-name="T11">programa1 | programa2</text:span></text:p>
      <text:p text:style-name="P12"><text:span text:style-name="T11"><text:tab/><text:tab/><text:tab/></text:span></text:p>
      <text:p text:style-name="P12"><text:span text:style-name="T11"><text:tab/><text:tab/><text:tab/>programa1 &lt; arquivo1 | programa2 | programa3 » arquivo2</text:span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9"><text:span text:style-name="T9">ARGUMENTOS:</text:span></text:p>
      <text:p text:style-name="P9"><text:span text:style-name="T9"/></text:p>
      <text:p text:style-name="P9"><text:span text:style-name="T9"><text:tab/></text:span><text:span text:style-name="T5">Os argumentos passados para os programas podem ser, e frequentemente são mais complexos do que o usuário escreve.</text:span></text:p>
      <text:p text:style-name="P9"/>
      <text:p text:style-name="P9"><text:tab/><text:tab/><text:span text:style-name="T7">Usuário escreve<text:tab/>: <text:tab/>programa arquivo</text:span></text:p>
      <text:p text:style-name="P9"><text:tab/><text:tab/><text:span text:style-name="T7">Programa recebe<text:tab/>:<text:tab/>programa/usr/ucb/arquivo</text:span></text:p>
      <text:p text:style-name="P9"><text:span text:style-name="T7"/></text:p>
      <text:p text:style-name="P9"><text:span text:style-name="T7"><text:tab/></text:span><text:span text:style-name="T5">Na maioria dos casos, essa expansão de argumentos se dá a partir de caminhos, regex, substituição de comandos ou variáveis.</text:span></text:p>
      <text:p text:style-name="P9"/>
      <text:p text:style-name="P9"/>
      <text:p text:style-name="P9"/>
      <text:p text:style-name="P5">REGEX:</text:p>
      <text:p text:style-name="P5"><text:tab/></text:p>
      <text:p text:style-name="P5"><text:tab/><text:span text:style-name="T6">É uma maneira para se referir as </text:span><text:span text:style-name="T5">strings </text:span><text:span text:style-name="T6"><text:s/>de uma maneira geral.</text:span></text:p>
      <text:p text:style-name="P5"><text:span text:style-name="T6"><text:tab/>Regex utilizado pelo POSIX:</text:span></text:p>
      <text:p text:style-name="P5"><text:span text:style-name="T6"/></text:p>
      <text:p text:style-name="P5"><text:span text:style-name="T6"/></text:p>
      <text:p text:style-name="P5"><text:span text:style-name="T6"/></text:p>
      <text:p text:style-name="P6">ALGUNS COMANDOS BÁSICOS NO SHELL:</text:p>
      <text:p text:style-name="P13"/>
      <text:p text:style-name="P13"><text:tab/><text:span text:style-name="T9">pwm</text:span> → Mostra em qual diretório está</text:p>
      <text:p text:style-name="P13"><text:tab/><text:span text:style-name="T9">cd</text:span> → Pasta Abre uma pasta</text:p>
      <text:p text:style-name="P13"><text:tab/><text:span text:style-name="T9">./</text:span> → Pasta atual</text:p>
      <text:p text:style-name="P13"><text:tab/><text:span text:style-name="T9">../</text:span> → <text:s/>Pasta anterior</text:p>
      <text:p text:style-name="P13"><text:tab/><text:span text:style-name="T9">ls</text:span> → Lista um diretório </text:p>
      <text:p text:style-name="P13"><text:tab/><text:span text:style-name="T9">ll</text:span> → Lista um diretório por completo</text:p>
      <text:p text:style-name="P13"><text:tab/><text:span text:style-name="T9">touch nome.extensão</text:span> → Cria um arquivo</text:p>
      <text:p text:style-name="P13"><text:tab/><text:span text:style-name="T9">mkdir nomePasta</text:span> → Cria uma pasta</text:p>
      <text:p text:style-name="P13"><text:tab/><text:span text:style-name="T9">rm -rf nomeArquivo</text:span> → Exclui um arquivo</text:p>
      <text:p text:style-name="P13"><text:tab/><text:span text:style-name="T9">echo</text:span> → Imprimir um arquivo</text:p>
      <text:p text:style-name="P13"><text:tab/><text:span text:style-name="T9">cat</text:span> → Concatena um arquivo</text:p>
      <text:p text:style-name="P13"><text:tab/><text:span text:style-name="T9">mv</text:span> → Move arquivos</text:p>
      <text:p text:style-name="P13"><text:tab/><text:span text:style-name="T9">grep 'letra/palavra' &lt; programa.extensão</text:span> <text:s/>→ Procura uma palavra determinada <text:tab/>em um arquivo</text:p>
      <text:p text:style-name="P13"><text:soft-page-break/><text:span text:style-name="T9"><text:tab/>&gt; Maior que</text:span> → Escreve a saída do programa para dentro do arquivo</text:p>
      <text:p text:style-name="P13"><text:tab/><text:tab/><text:span text:style-name="T9">cat &gt; texto.txt</text:span></text:p>
      <text:p text:style-name="P13"/>
      <text:p text:style-name="P13"><text:tab/><text:span text:style-name="T9">&gt;&gt; Maior Maior que</text:span> → Não sobrescreve o arquivo, mas adiciona a saída do <text:tab/>programa ao final dele.</text:p>
      <text:p text:style-name="P13"><text:tab/><text:tab/><text:span text:style-name="T9">cat &gt;&gt; texto.txt</text:span></text:p>
      <text:p text:style-name="P13"/>
      <text:p text:style-name="P13"><text:tab/><text:span text:style-name="T9">&lt; Menor que → </text:span>Executa o programa utilizando o conteúdo de um arquivo.</text:p>
      <text:p text:style-name="P13"><text:tab/><text:tab/><text:span text:style-name="T9">grep 'teste' &lt; texto.txt</text:span></text:p>
      <text:p text:style-name="P13"/>
      <text:p text:style-name="P13"><text:tab/><text:span text:style-name="T9">|</text:span> <text:span text:style-name="T9">PIPE → </text:span>Inicia um programa ao termino de outro</text:p>
      <text:p text:style-name="P13"><text:tab/><text:tab/><text:span text:style-name="T9">programa1 | programa2</text:span></text:p>
      <text:p text:style-name="P13"/>
      <text:p text:style-name="P13"><text:tab/><text:span text:style-name="T9">;</text:span> → Lê o próximo comando na mesma linha</text:p>
      <text:p text:style-name="P13"><text:tab/><text:span text:style-name="T9">&amp; </text:span>→ Não espera o último comando finalizar para iniciar o próximo</text:p>
      <text:p text:style-name="P13"><text:span text:style-name="T9"><text:tab/>&amp;&amp;</text:span> → Só executa o segundo comando caso o primeiro tenha funcionado</text:p>
      <text:p text:style-name="P13"><text:tab/><text:span text:style-name="T9">||</text:span> → Só executa o segundo comando caso o primeiro tenha falhado</text:p>
      <text:p text:style-name="P13"><text:span text:style-name="T9"><text:tab/>if</text:span> → "Se"</text:p>
      <text:p text:style-name="P13"><text:span text:style-name="T9"><text:tab/>while</text:span> → "Até"</text:p>
      <text:p text:style-name="P13"><text:span text:style-name="T9"><text:tab/>for → </text:span>"Enquanto"</text:p>
      <text:p text:style-name="P13"><text:span text:style-name="T9"><text:tab/>case</text:span> → "Caso X", senão X</text:p>
      <text:p text:style-name="P6"/>
      <text:p text:style-name="P6"/>
      <text:p text:style-name="P7"/>
      <text:p text:style-name="P7">PARA QUANDO ABRIR UM ARQUIVO NO VSCODE, ELE NÃO FECHAR O QUE ESTÁ ABERTO:</text:p>
      <text:p text:style-name="P14"><text:span text:style-name="T4"><text:tab/><text:tab/></text:span></text:p>
      <text:p text:style-name="P15"><text:span text:style-name="T14">WORKBENCH.EDITOR.ENABLEPREVIEW </text:span><text:span text:style-name="T8">para</text:span><text:span text:style-name="T14"> FALSE</text:span><text:tab/></text:p>
      <text:p text:style-name="P10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monospace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20:32.059070317</meta:creation-date>
    <dc:date>2023-04-19T10:15:07.436908557</dc:date>
    <meta:editing-duration>PT5M8S</meta:editing-duration>
    <meta:editing-cycles>1</meta:editing-cycles>
    <meta:document-statistic meta:table-count="0" meta:image-count="0" meta:object-count="0" meta:page-count="4" meta:paragraph-count="107" meta:word-count="795" meta:character-count="4721" meta:non-whitespace-character-count="3858"/>
    <meta:generator>LibreOffice/7.3.7.2$Linux_X86_64 LibreOffice_project/30$Build-2</meta:generator>
  </office:meta>
</office:document-meta>
</file>